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b3685" officeooo:paragraph-rsid="000b3685"/>
    </style:style>
    <style:style style:name="P2" style:family="paragraph" style:parent-style-name="Standard">
      <style:text-properties officeooo:rsid="000e4adb" officeooo:paragraph-rsid="000e4adb"/>
    </style:style>
    <style:style style:name="P3" style:family="paragraph" style:parent-style-name="Standard">
      <style:text-properties officeooo:rsid="000f5032" officeooo:paragraph-rsid="000f5032"/>
    </style:style>
    <style:style style:name="P4" style:family="paragraph" style:parent-style-name="Standard">
      <style:text-properties officeooo:rsid="00121461" officeooo:paragraph-rsid="00121461"/>
    </style:style>
    <style:style style:name="P5" style:family="paragraph" style:parent-style-name="Standard">
      <style:text-properties officeooo:rsid="00148fb0" officeooo:paragraph-rsid="00148fb0"/>
    </style:style>
    <style:style style:name="P6" style:family="paragraph" style:parent-style-name="Standard">
      <style:text-properties officeooo:rsid="00166094" officeooo:paragraph-rsid="00166094"/>
    </style:style>
    <style:style style:name="P7" style:family="paragraph" style:parent-style-name="Standard">
      <style:text-properties officeooo:rsid="00182e35" officeooo:paragraph-rsid="00182e35"/>
    </style:style>
    <style:style style:name="T1" style:family="text">
      <style:text-properties officeooo:rsid="00108b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5h</text:p>
      <text:p text:style-name="P1">Recherche du nom de groupe :</text:p>
      <text:p text:style-name="P2">MOLPE – Moteur d'Organisation de Listing et Partage d'Evenementiel</text:p>
      <text:p text:style-name="P3">Molpe étant une sirène, et notre projet ayant rapport avec la musique, ça ira bien ensemble.</text:p>
      <text:p text:style-name="P3"/>
      <text:p text:style-name="P3">ESIRN – <text:span text:style-name="T1">Equipe</text:span> <text:span text:style-name="T1">Solidaire en</text:span> Innovation et Recherche Numérique</text:p>
      <text:p text:style-name="P3">l'ESIRN se prononçant « les sirènes », raport à «Molpe », jeux de mot, toussa toussa toussa.</text:p>
      <text:p text:style-name="P3"/>
      <text:p text:style-name="P4">16h</text:p>
      <text:p text:style-name="P5">Quoi ?</text:p>
      <text:p text:style-name="P6">Site web style LinkedIn avec gros système de recherche.</text:p>
      <text:p text:style-name="P6">Possiblité d'importer un patron de tableau de feuille de route, pour pouvoir le remplir, soit avec Excel, soit.</text:p>
      <text:p text:style-name="P6"/>
      <text:p text:style-name="P6">Ajouter une interface de gestion pour les festivals,</text:p>
      <text:p text:style-name="P6"/>
      <text:p text:style-name="P7">Site web local ou global ?</text:p>
      <text:p text:style-name="P7">Un site web local demande de rentrer toutes les infos des salles de spectacles</text:p>
      <text:p text:style-name="P7">Le global peut simplifier ça.</text:p>
      <text:p text:style-name="P7">La problématique se posait au niveau du fait que, si une orga n'est pas sur le site, le booker se retrouver à avoir un sit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15:06:47.576022539</meta:creation-date>
    <meta:generator>LibreOffice/4.4.5.2$Linux_X86_64 LibreOffice_project/40m0$Build-2</meta:generator>
    <dc:date>2015-09-18T16:37:24.333045012</dc:date>
    <meta:editing-duration>PT57M49S</meta:editing-duration>
    <meta:editing-cycles>9</meta:editing-cycles>
    <meta:document-statistic meta:table-count="0" meta:image-count="0" meta:object-count="0" meta:page-count="1" meta:paragraph-count="15" meta:word-count="144" meta:character-count="826" meta:non-whitespace-character-count="694"/>
  </office:meta>
</office:document-meta>
</file>